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font-weight-complex="bold" fo:font-size="16pt" style:font-size-asian="16pt" style:font-size-complex="16pt"/>
    </style:style>
    <style:style style:name="P2" style:parent-style-name="NormalWeb" style:family="paragraph"/>
    <style:style style:name="P3" style:parent-style-name="NormalWeb" style:family="paragraph"/>
    <style:style style:name="P4" style:parent-style-name="NormalWeb" style:family="paragraph"/>
    <style:style style:name="P5" style:parent-style-name="NormalWeb" style:family="paragraph"/>
    <style:style style:name="P6" style:parent-style-name="NormalWeb" style:family="paragraph"/>
    <style:style style:name="P7" style:parent-style-name="NormalWeb" style:family="paragraph"/>
    <style:style style:name="P8" style:parent-style-name="NormalWeb" style:family="paragraph"/>
    <style:style style:name="P9" style:parent-style-name="NormalWeb" style:family="paragraph"/>
    <style:style style:name="P10" style:parent-style-name="NormalWeb" style:family="paragraph"/>
    <style:style style:name="P11" style:parent-style-name="NormalWeb" style:family="paragraph">
      <style:paragraph-properties>
        <style:tab-stops>
          <style:tab-stop style:type="left" style:position="1.2166in"/>
        </style:tab-stops>
      </style:paragraph-properties>
    </style:style>
    <style:style style:name="P12" style:parent-style-name="NormalWeb" style:family="paragraph">
      <style:paragraph-properties>
        <style:tab-stops>
          <style:tab-stop style:type="left" style:position="1.2166in"/>
        </style:tab-stops>
      </style:paragraph-properties>
    </style:style>
    <style:style style:name="P13" style:parent-style-name="NormalWeb" style:family="paragraph">
      <style:paragraph-properties>
        <style:tab-stops>
          <style:tab-stop style:type="left" style:position="1.2166in"/>
        </style:tab-stops>
      </style:paragraph-properties>
    </style:style>
    <style:style style:name="P14" style:parent-style-name="NormalWeb" style:family="paragraph">
      <style:paragraph-properties>
        <style:tab-stops>
          <style:tab-stop style:type="left" style:position="1.2166in"/>
        </style:tab-stops>
      </style:paragraph-properties>
    </style:style>
    <style:style style:name="P15" style:parent-style-name="NormalWeb" style:family="paragraph"/>
    <style:style style:name="P16" style:parent-style-name="NormalWeb" style:family="paragraph"/>
    <style:style style:name="P17" style:parent-style-name="NormalWeb" style:family="paragraph"/>
    <style:style style:name="P18" style:parent-style-name="NormalWeb" style:family="paragraph"/>
    <style:style style:name="P19" style:parent-style-name="NormalWeb" style:family="paragraph"/>
    <style:style style:name="P20" style:parent-style-name="NormalWeb" style:family="paragraph"/>
    <style:style style:name="P21" style:parent-style-name="NormalWeb" style:family="paragraph"/>
    <style:style style:name="P22" style:parent-style-name="NormalWeb" style:family="paragraph"/>
    <style:style style:name="P23" style:parent-style-name="NormalWeb" style:family="paragraph"/>
    <style:style style:name="P24" style:parent-style-name="NormalWeb" style:family="paragraph"/>
    <style:style style:name="P25" style:parent-style-name="NormalWeb" style:family="paragraph"/>
    <style:style style:name="P26" style:parent-style-name="NormalWeb" style:family="paragraph"/>
    <style:style style:name="P27" style:parent-style-name="NormalWeb" style:family="paragraph"/>
    <style:style style:name="P28" style:parent-style-name="NormalWeb" style:family="paragraph"/>
    <style:style style:name="P29" style:parent-style-name="NormalWeb" style:family="paragraph"/>
    <style:style style:name="P30" style:parent-style-name="NormalWeb" style:family="paragraph"/>
    <style:style style:name="P31" style:parent-style-name="NormalWeb" style:family="paragraph"/>
    <style:style style:name="P32" style:parent-style-name="NormalWeb" style:family="paragraph"/>
    <style:style style:name="P33" style:parent-style-name="NormalWeb" style:family="paragraph"/>
    <style:style style:name="P34" style:parent-style-name="NormalWeb" style:family="paragraph"/>
    <style:style style:name="P35" style:parent-style-name="NormalWeb" style:family="paragraph"/>
    <style:style style:name="P36" style:parent-style-name="NormalWeb" style:family="paragraph"/>
    <style:style style:name="P37" style:parent-style-name="NormalWeb" style:family="paragraph"/>
    <style:style style:name="P38" style:parent-style-name="NormalWeb" style:family="paragraph"/>
    <style:style style:name="P39" style:parent-style-name="NormalWeb" style:family="paragraph"/>
    <style:style style:name="P40" style:parent-style-name="NormalWeb" style:family="paragraph"/>
    <style:style style:name="P41" style:parent-style-name="NormalWeb" style:family="paragraph"/>
    <style:style style:name="P42" style:parent-style-name="NormalWeb" style:family="paragraph"/>
  </office:automatic-styles>
  <office:body>
    <office:text text:use-soft-page-breaks="true">
      <text:p text:style-name="P1">COMPUTER GRAPHICS 001</text:p>
      <text:p text:style-name="Normal"/>
      <text:h text:style-name="Titre1" text:outline-level="1">Introduction à OpenGL 2 :</text:h>
      <text:p text:style-name="NormalWeb">OpenGL (Open Graphics Library) est une API (Application Programming Interface) de graphiques multiplateforme qui permet aux développeurs de créer des applications graphiques 2D et 3D. Il a été créé en 1992 par Silicon Graphics et est aujourd'hui maintenu par le groupe Khronos.</text:p>
      <text:p text:style-name="NormalWeb">OpenGL est largement utilisé dans l'industrie du jeu vidéo, de la CAO (Conception Assistée par Ordinateur), de la simulation, de la visualisation scientifique et de nombreux autres domaines. Il est compatible avec de nombreuses plates-formes, notamment Windows, Mac OS X, Linux et les appareils mobiles.</text:p>
      <text:p text:style-name="NormalWeb">OpenGL 2 est une version de l'API OpenGL publiée en 2004. Elle a introduit plusieurs fonctionnalités avancées telles que les shaders de géométrie, les textures 3D, les textures de cube et bien plus encore. Les shaders sont des programmes écrits en langage de shader qui sont utilisés pour décrire les différentes étapes du pipeline graphique, telles que la transformation de la géométrie, l'éclairage et le rendu des pixels. Les shaders sont l'un des éléments clés de la programmation avec OpenGL.</text:p>
      <text:p text:style-name="NormalWeb">Dans ce cours, nous allons couvrir les bases de la programmation avec OpenGL 2, y compris la configuration de l'environnement de développement, la création de fenêtres, la gestion des événements d'entrée, le rendu de primitives 2D et 3D, la gestion des shaders et bien plus encore.</text:p>
      <text:h text:style-name="Titre1" text:outline-level="1">GLUT</text:h>
      <text:p text:style-name="Normal"/>
      <text:p text:style-name="NormalWeb">GLUT (OpenGL Utility Toolkit) est une bibliothèque logicielle multiplateforme utilisée pour créer des interfaces utilisateur graphiques pour les applications OpenGL. GLUT fournit des fonctions pour la création de fenêtres, la gestion des événements d'entrée, le dessin de primitives 2D et 3D, la gestion des menus et bien plus encore.</text:p>
      <text:p text:style-name="NormalWeb">Voici quelques-unes des fonctions de base de GLUT :</text:p>
      <text:list text:style-name="LFO1" text:continue-numbering="true">
        <text:list-item>
          <text:p text:style-name="P2"><text:span text:style-name="CodeHTML">glutInit()</text:span><text:s/>: Cette fonction initialise GLUT et doit être appelée avant toute autre fonction GLUT. Elle prend en paramètre les arguments de la ligne de commande et initialise l'environnement GLUT.</text:p>
        </text:list-item>
        <text:list-item>
          <text:p text:style-name="P3"><text:span text:style-name="CodeHTML">glutCreateWindow()</text:span><text:s/>: Cette fonction crée une fenêtre GLUT et retourne un identifiant de fenêtre unique. Elle prend en paramètre le titre de la fenêtre.</text:p>
        </text:list-item>
        <text:list-item>
          <text:p text:style-name="P4"><text:span text:style-name="CodeHTML">glutDisplayFunc()</text:span><text:s/>: Cette fonction définit la fonction de rappel (callback) qui sera appelée chaque fois que GLUT demande un redessin de la fenêtre. Cette fonction de rappel doit contenir le code de dessin pour la scène OpenGL.</text:p>
        </text:list-item>
        <text:list-item>
          <text:p text:style-name="P5"><text:span text:style-name="CodeHTML">glutMainLoop()</text:span><text:s/>: Cette fonction démarre la boucle principale de GLUT. Elle gère la réception des événements d'entrée et le redessin de la fenêtre.</text:p>
        </text:list-item>
        <text:list-item>
          <text:p text:style-name="P6"><text:span text:style-name="CodeHTML">glutKeyboardFunc()</text:span><text:s/>: Cette fonction définit la fonction de rappel qui sera appelée chaque fois qu'une touche du clavier est enfoncée. Cette fonction de rappel doit contenir le code de traitement de la touche enfoncée.</text:p>
        </text:list-item>
        <text:list-item>
          <text:p text:style-name="P7"><text:span text:style-name="CodeHTML">glutMouseFunc()</text:span><text:s/>: Cette fonction définit la fonction de rappel qui sera appelée chaque fois qu'un bouton de la souris est enfoncé ou relâché. Cette fonction de rappel doit contenir le code de traitement de l'événement de souris.</text:p>
        </text:list-item>
      </text:list>
      <text:p text:style-name="NormalWeb">Ces fonctions de base de GLUT sont très utiles pour créer des applications OpenGL simples. Cependant, pour des applications plus complexes, il peut être nécessaire d'utiliser des fonctionnalités plus avancées de GLUT ou d'autres bibliothèques d'interface utilisateur graphique.</text:p>
      <text:p text:style-name="Normal"/>
      <text:h text:style-name="Titre1" text:outline-level="1">Topologie : quadrilatères</text:h>
      <text:p text:style-name="NormalWeb">La topologie quadrilatérale est un type de maillage en 3D qui utilise principalement des faces quadrilatérales (ou quads) pour définir la surface d'un objet. Contrairement aux maillages triangulaires, qui utilisent uniquement des triangles pour définir les faces, les maillages quadrilatéraux utilisent des quads qui sont des faces à quatre sommets.</text:p>
      <text:p text:style-name="NormalWeb">Voici quelques points importants à connaître sur les maillages quadrilatéraux :</text:p>
      <text:list text:style-name="LFO2" text:continue-numbering="true">
        <text:list-item>
          <text:p text:style-name="P8">Avantages : Les maillages quadrilatéraux peuvent offrir des avantages en termes de performance et de qualité de surface par rapport aux maillages triangulaires. Les quads sont souvent plus faciles à manipuler et à éditer que les triangles, et peuvent donner des surfaces plus régulières.</text:p>
        </text:list-item>
        <text:list-item>
          <text:p text:style-name="P9">Inconvénients : Cependant, les maillages quadrilatéraux peuvent être plus difficiles à générer automatiquement, en particulier pour des formes complexes. Ils peuvent également avoir des problèmes de singularités, où plusieurs quads se rejoignent en un point, ce qui peut causer des artefacts de rendu.</text:p>
        </text:list-item>
        <text:list-item>
          <text:p text:style-name="P10">Conversion : Il est souvent nécessaire de convertir les maillages quadrilatéraux en maillages triangulaires pour certains types de rendu, car la plupart des cartes graphiques ne supportent pas nativement les maillages quadrilatéraux. Les logiciels de modélisation 3D offrent généralement des options pour convertir les maillages quadrilatéraux en maillages triangulaires.</text:p>
        </text:list-item>
      </text:list>
      <text:p text:style-name="NormalWeb">En résumé, la topologie quadrilatérale est un type de maillage en 3D qui utilise principalement des faces quadrilatérales pour définir la surface d'un objet. Bien que les maillages quadrilatéraux puissent offrir des avantages en termes de performance et de qualité de surface, ils peuvent également présenter des inconvénients en termes de génération automatique et de singularités.</text:p>
      <text:p text:style-name="P11"><text:tab/></text:p>
      <text:p text:style-name="P12"/>
      <text:p text:style-name="P13"/>
      <text:p text:style-name="P14"/>
      <text:h text:style-name="Titre1" text:outline-level="1">Topologie : triangles</text:h>
      <text:p text:style-name="Normal"/>
      <text:p text:style-name="NormalWeb">La topologie triangulaire est un type de maillage en 3D qui utilise des triangles pour définir la surface d'un objet. Les maillages triangulaires sont le type de maillage le plus couramment utilisé en modélisation 3D.</text:p>
      <text:p text:style-name="NormalWeb">Voici quelques points importants à connaître sur les maillages triangulaires :</text:p>
      <text:list text:style-name="LFO3" text:continue-numbering="true">
        <text:list-item>
          <text:p text:style-name="P15">Structure de données : Les maillages triangulaires sont composés de sommets, d'arêtes et de faces triangulaires. Les sommets sont des points dans l'espace 3D, les arêtes sont des lignes reliant les sommets et les faces sont des triangles délimités par des arêtes.</text:p>
        </text:list-item>
        <text:list-item>
          <text:p text:style-name="P16">Avantages : Les maillages triangulaires ont des avantages en termes de génération automatique, de traitement et de rendu. Ils sont également moins sujets aux singularités et aux erreurs d'affichage que les maillages quadrilatéraux.</text:p>
        </text:list-item>
        <text:list-item>
          <text:p text:style-name="P17">Texture et matériaux : Les maillages triangulaires peuvent être texturés avec des images pour ajouter des détails ou des motifs à la surface. Ils peuvent également être associés à des matériaux pour définir leur apparence et leur comportement lors de l'éclairage de la scène.</text:p>
        </text:list-item>
        <text:list-item>
          <text:p text:style-name="P18">Subdivision : Les maillages triangulaires peuvent être subdivisés pour augmenter leur densité et leur niveau de détail. La subdivision peut être effectuée manuellement ou automatiquement à l'aide d'algorithmes de subdivision.</text:p>
        </text:list-item>
        <text:list-item>
          <text:p text:style-name="P19">Génération automatique : Les maillages triangulaires peuvent être générés automatiquement à partir de nuages de points ou de données de scan 3D. Cependant, la qualité des maillages triangulaires générés automatiquement peut varier en fonction de la méthode utilisée.</text:p>
        </text:list-item>
      </text:list>
      <text:p text:style-name="NormalWeb">En résumé, la topologie triangulaire est le type de maillage le plus couramment utilisé en modélisation 3D. Les maillages triangulaires sont composés de sommets, d'arêtes et de faces triangulaires, peuvent être texturés et associés à des matériaux, peuvent être subdivisés pour augmenter leur densité et leur niveau de détail, et peuvent être générés automatiquement à partir de données de scan 3D.</text:p>
      <text:h text:style-name="Titre1" text:outline-level="1">Nomenclature</text:h>
      <text:p text:style-name="Normal"/>
      <text:p text:style-name="NormalWeb">La nomenclature utilisée dans OpenGL suit une convention de nommage spécifique. Voici quelques éléments clés de cette convention :</text:p>
      <text:list text:style-name="LFO4" text:continue-numbering="true">
        <text:list-item>
          <text:p text:style-name="P20">Fonctions OpenGL : Les fonctions OpenGL sont généralement nommées en utilisant un préfixe "gl" en minuscules suivi d'une description en Camel-Case de la fonction. Par exemple, la fonction<text:s/><text:span text:style-name="CodeHTML">glClear()</text:span><text:s/>est utilisée pour effacer le contenu de la fenêtre de rendu.</text:p>
        </text:list-item>
        <text:list-item>
          <text:p text:style-name="P21">Constantes OpenGL : Les constantes OpenGL sont généralement nommées en utilisant un préfixe "GL_" en majuscules suivi d'une description en Camel-Case de la constante. Par exemple, la constante<text:s/><text:span text:style-name="CodeHTML">GL_COLOR_BUFFER_BIT</text:span><text:s/>est utilisée pour indiquer que la couleur du tampon d'image doit être effacée.</text:p>
        </text:list-item>
        <text:list-item>
          <text:p text:style-name="P22">Types de données OpenGL : Les types de données OpenGL sont généralement nommés en utilisant un préfixe "GL" en majuscules suivi d'une description en Camel-Case du type de données. Par exemple, le type de données<text:s/><text:span text:style-name="CodeHTML">GLfloat</text:span><text:s/>est utilisé pour représenter une valeur flottante à précision simple.</text:p>
        </text:list-item>
        <text:list-item>
          <text:p text:style-name="P23">Énumérations OpenGL : Les énumérations OpenGL sont généralement nommées en utilisant un préfixe "GL_" en majuscules suivi d'une description en Camel-Case de l'énumération. Par exemple, l'énumération<text:s/><text:span text:style-name="CodeHTML">GL_TRIANGLES</text:span><text:s/>est utilisée pour indiquer que des triangles doivent être rendus.</text:p>
        </text:list-item>
        <text:list-item>
          <text:p text:style-name="P24">Variables OpenGL : Les variables OpenGL suivent généralement la même convention de nommage que les types de données. Par exemple, une variable de type<text:s/><text:span text:style-name="CodeHTML">GLfloat</text:span><text:s/>peut être nommée<text:s/><text:span text:style-name="CodeHTML">gl_fov</text:span><text:s/>pour représenter l'angle de champ de vision.</text:p>
        </text:list-item>
      </text:list>
      <text:p text:style-name="NormalWeb">Cette convention de nommage est utile car elle permet de distinguer facilement les fonctions, constantes, types de données, énumérations et variables d'OpenGL des autres éléments du code source. Elle permet également de rendre le code plus facile à lire et à comprendre.</text:p>
      <text:p text:style-name="NormalWeb">La fonction<text:s/><text:span text:style-name="CodeHTML">glVertex</text:span><text:s/>est une fonction d'OpenGL qui est utilisée pour spécifier un sommet dans un maillage. Les sommets sont les points dans l'espace 3D qui définissent la surface d'un objet dans un maillage.</text:p>
      <text:p text:style-name="NormalWeb">Voici quelques éléments importants à connaître sur les attributs des sommets en OpenGL :</text:p>
      <text:list text:style-name="LFO5" text:continue-numbering="true">
        <text:list-item>
          <text:p text:style-name="P25">Topologie : Les sommets sont définis dans le contexte de la topologie du maillage. La topologie décrit comment les sommets sont connectés pour former des faces triangulaires ou quadrilatérales.</text:p>
        </text:list-item>
        <text:list-item>
          <text:p text:style-name="P26">Attributs : Les sommets peuvent avoir différents attributs tels que la position, la couleur, la normale, les coordonnées de texture, etc. Ces attributs sont généralement définis en utilisant des fonctions telles que<text:s/><text:span text:style-name="CodeHTML">glVertex</text:span>,<text:s/><text:span text:style-name="CodeHTML">glColor</text:span>,<text:s/><text:span text:style-name="CodeHTML">glNormal</text:span>,<text:s/><text:span text:style-name="CodeHTML">glTexCoord</text:span>, etc.</text:p>
        </text:list-item>
        <text:list-item>
          <text:p text:style-name="P27">Composantes : Chaque attribut peut avoir de 1 à 4 composantes qui décrivent la valeur de l'attribut pour chaque sommet. Par exemple, la position d'un sommet peut être définie en utilisant 3 composantes (x, y, z), tandis que la couleur peut être définie en utilisant 4 composantes (r, g, b, a).</text:p>
        </text:list-item>
        <text:list-item>
          <text:p text:style-name="P28">Types de données : Les types de données utilisés pour définir les composantes des attributs peuvent être des entiers, des short, des nombres à virgule flottante simples ou doubles. Les types les plus couramment utilisés sont<text:s/><text:span text:style-name="CodeHTML">GLfloat</text:span><text:s/>et<text:s/><text:span text:style-name="CodeHTML">GLint</text:span>.</text:p>
        </text:list-item>
        <text:list-item>
          <text:p text:style-name="P29">Passage par pointeur : Les composantes des attributs peuvent également être passées en tant que pointeurs vers des tableaux de données, plutôt que d'être spécifiées directement en tant que paramètres de fonction.</text:p>
        </text:list-item>
      </text:list>
      <text:p text:style-name="NormalWeb">En résumé, les sommets dans un maillage sont définis dans le contexte de la topologie du maillage et peuvent avoir différents attributs tels que la position, la couleur, la normale, les coordonnées de texture, etc. Les attributs peuvent avoir de 1 à 4 composantes qui décrivent la valeur de l'attribut pour chaque sommet, et les types de données les plus couramment utilisés sont<text:s/><text:span text:style-name="CodeHTML">GLfloat</text:span><text:s/>et<text:s/><text:span text:style-name="CodeHTML">GLint</text:span>. Les composantes des attributs peuvent être spécifiées directement en tant que paramètres de fonction ou passées en tant que pointeurs vers des tableaux de données.</text:p>
      <text:p text:style-name="NormalWeb"/>
      <text:h text:style-name="Titre1" text:outline-level="1">Rasterisation</text:h>
      <text:p text:style-name="Normal"/>
      <text:p text:style-name="NormalWeb">La rasterization est un processus clé dans la chaîne de traitement graphique en OpenGL. Elle convertit les primitives géométriques (par exemple, des triangles) en pixels affichés à l'écran.</text:p>
      <text:p text:style-name="NormalWeb">Le processus de rasterization se déroule en plusieurs étapes :</text:p>
      <text:list text:style-name="LFO6" text:continue-numbering="true">
        <text:list-item>
          <text:p text:style-name="P30">Clipping : les primitives qui se trouvent en dehors de la zone visible de l'écran sont éliminées, afin d'optimiser les performances du rendu.</text:p>
        </text:list-item>
        <text:list-item>
          <text:p text:style-name="P31">Projection : les sommets des primitives sont projetés sur l'écran en utilisant une matrice de projection.</text:p>
        </text:list-item>
        <text:list-item>
          <text:p text:style-name="P32">Triangulation : si la primitive à rasteriser n'est pas un triangle, elle est convertie en un ensemble de triangles.</text:p>
        </text:list-item>
        <text:list-item>
          <text:p text:style-name="P33">Rasterization : pour chaque pixel de l'image, le système détermine si le pixel est couvert par la primitive. Si le pixel est couvert, sa valeur de couleur est déterminée en interpolant les valeurs de couleur des sommets de la primitive.</text:p>
        </text:list-item>
        <text:list-item>
          <text:p text:style-name="P34">Fragmentation : chaque pixel couvert par la primitive est converti en un fragment, qui contient la valeur de couleur calculée et des informations de profondeur.</text:p>
        </text:list-item>
        <text:list-item>
          <text:p text:style-name="P35">Tests de profondeur : les fragments sont comparés avec les fragments précédemment calculés pour déterminer les fragments les plus proches de l'observateur. Les fragments les plus proches sont conservés, tandis que les fragments plus éloignés sont rejetés.</text:p>
        </text:list-item>
        <text:list-item>
          <text:p text:style-name="P36">Échantillonnage : enfin, les fragments conservés sont échantillonnés pour produire l'image finale.</text:p>
        </text:list-item>
      </text:list>
      <text:p text:style-name="NormalWeb">En résumé, la rasterization est le processus par lequel les primitives géométriques sont converties en pixels affichés à l'écran. Elle se déroule en plusieurs étapes, notamment le clipping, la projection, la triangulation, la rasterization, la fragmentation, les tests de profondeur et l'échantillonnage. La rasterization est une étape clé dans la chaîne de traitement graphique qui permet de produire des images réalistes en 3D.</text:p>
      <text:p text:style-name="Normal"/>
      <text:h text:style-name="Titre1" text:outline-level="1">Fonctions usuelles</text:h>
      <text:p text:style-name="NormalWeb">Les fonctions<text:s/><text:span text:style-name="CodeHTML">glClear</text:span>,<text:s/><text:span text:style-name="CodeHTML">glClearColor</text:span><text:s/>et<text:s/><text:span text:style-name="CodeHTML">glViewport</text:span><text:s/>sont des fonctions OpenGL couramment utilisées pour configurer la fenêtre de rendu et effacer son contenu.</text:p>
      <text:p text:style-name="NormalWeb">Voici quelques éléments importants à connaître sur ces fonctions :</text:p>
      <text:list text:style-name="LFO7" text:continue-numbering="true">
        <text:list-item>
          <text:p text:style-name="P37"><text:span text:style-name="CodeHTML">glClear</text:span><text:s/>: Cette fonction est utilisée pour effacer le contenu de la fenêtre de rendu. Elle prend un seul paramètre qui est une combinaison de bits qui indique quels tampons de l'image doivent être effacés, tels que le tampon de couleur, le tampon de profondeur et le tampon de stencil. Par exemple,<text:s/><text:span text:style-name="CodeHTML">glClear(GL_COLOR_BUFFER_BIT)</text:span><text:s/>effacerait uniquement le tampon de couleur.</text:p>
        </text:list-item>
        <text:list-item>
          <text:p text:style-name="P38"><text:span text:style-name="CodeHTML">glClearColor</text:span><text:s/>: Cette fonction est utilisée pour définir la couleur avec laquelle le tampon de couleur sera effacé. Elle prend quatre paramètres qui définissent les composantes rouge, vert, bleu et alpha de la couleur en valeurs flottantes comprises entre 0 et 1. Par exemple,<text:s/><text:span text:style-name="CodeHTML">glClearColor(0.0f, 0.0f, 0.0f, 1.0f)</text:span><text:s/>définirait la couleur de fond de la fenêtre de rendu à noir.</text:p>
        </text:list-item>
        <text:list-item>
          <text:p text:style-name="P39"><text:span text:style-name="CodeHTML">glViewport</text:span><text:s/>: Cette fonction est utilisée pour définir la région de la fenêtre de rendu dans laquelle OpenGL doit dessiner. Elle prend quatre paramètres qui définissent les coordonnées x et y du coin inférieur gauche de la région, ainsi que sa largeur et sa hauteur en pixels. Par exemple,<text:s/><text:span text:style-name="CodeHTML">glViewport(0, 0, 800, 600)</text:span><text:s/>définirait la région de la fenêtre de rendu à partir du coin inférieur gauche avec une largeur de 800 pixels et une hauteur de 600 pixels.</text:p>
        </text:list-item>
      </text:list>
      <text:p text:style-name="NormalWeb">Ces fonctions sont souvent utilisées ensemble dans la fonction de rendu OpenGL standard, afin de configurer la fenêtre de rendu, effacer le contenu précédent, dessiner les primitives, et afficher le résultat final.</text:p>
      <text:p text:style-name="NormalWeb">En résumé, les fonctions<text:s/><text:span text:style-name="CodeHTML">glClear</text:span>,<text:s/><text:span text:style-name="CodeHTML">glClearColor</text:span><text:s/>et<text:s/><text:span text:style-name="CodeHTML">glViewport</text:span><text:s/>sont des fonctions OpenGL couramment utilisées pour configurer la fenêtre de rendu et effacer son contenu.<text:s/><text:span text:style-name="CodeHTML">glClear</text:span><text:s/>est utilisée pour effacer les tampons de l'image,<text:s/><text:span text:style-name="CodeHTML">glClearColor</text:span><text:s/>est utilisée pour définir la couleur de fond de la fenêtre, et<text:s/><text:span text:style-name="CodeHTML">glViewport</text:span><text:s/>est utilisée pour définir la région de la fenêtre de rendu dans laquelle OpenGL doit dessiner.</text:p>
      <text:h text:style-name="Titre1" text:outline-level="1">Conventions : matrices</text:h>
      <text:p text:style-name="NormalWeb">En OpenGL, les transformations géométriques sont généralement représentées à l'aide de matrices 4x4. Ces matrices sont utilisées pour effectuer des transformations de translation, rotation, mise à l'échelle et autres opérations géométriques.</text:p>
      <text:p text:style-name="NormalWeb">Il existe deux conventions de stockage des matrices en mémoire : row-major et column-major. Ces conventions déterminent la manière dont les éléments de la matrice sont stockés en mémoire.</text:p>
      <text:p text:style-name="NormalWeb">La convention row-major (ou rangée par rangée) stocke les éléments de chaque ligne de la matrice de manière continue en mémoire. Cela signifie que les éléments de la première ligne sont stockés en premier, suivis des éléments de la deuxième ligne, et ainsi de suite. Cette convention est couramment utilisée dans les langages de programmation tels que le C et le C++.</text:p>
      <text:p text:style-name="NormalWeb">La convention column-major (ou colonne par colonne) stocke les éléments de chaque colonne de la matrice de manière continue en mémoire. Cela signifie que les éléments de la première colonne sont stockés en premier, suivis des éléments de la deuxième colonne, et ainsi de suite. Cette convention est couramment utilisée dans les langages de programmation tels que le Fortran et le Matlab.</text:p>
      <text:p text:style-name="NormalWeb">En OpenGL, la convention par défaut pour stocker les matrices est column-major. Cela signifie que les éléments de la matrice sont stockés en mémoire de manière à ce que chaque colonne soit contiguë en mémoire. Lors de l'utilisation de fonctions OpenGL pour manipuler les matrices, il est important de spécifier si les matrices sont stockées en row-major ou column-major, car cela peut affecter les résultats de calcul.</text:p>
      <text:p text:style-name="NormalWeb">Il est important de noter que les transformations sont appliquées dans l'ordre inverse de leur multiplication dans la matrice de transformation finale. Cela signifie que la transformation de la matrice de projection est appliquée en premier, suivie de la transformation de la matrice vue, et enfin de la transformation de la matrice modèle.</text:p>
      <text:p text:style-name="NormalWeb">En résumé, les transformations géométriques en OpenGL sont généralement représentées à l'aide de matrices 4x4. Il existe deux conventions de stockage des matrices en mémoire : row-major et column-major. La convention par défaut en OpenGL est column-major. Les transformations sont appliquées dans l'ordre inverse de leur multiplication dans la matrice de transformation finale, quelle que soit la convention de stockage choisie.</text:p>
      <text:p text:style-name="Normal"/>
      <text:h text:style-name="Titre1" text:outline-level="1">Conventions : repère 3D</text:h>
      <text:p text:style-name="Normal"/>
      <text:p text:style-name="NormalWeb">En OpenGL, les coordonnées 3D sont généralement définies selon la convention de la main droite orthocentrée (right-handed, orthocentric), qui est l'une des conventions les plus courantes en informatique graphique.</text:p>
      <text:p text:style-name="NormalWeb">Dans cette convention, les axes x, y et z sont perpendiculaires les uns aux autres et forment une base orthogonale. L'axe x est orienté vers la droite, l'axe y est orienté vers le haut et l'axe z est orienté vers l'avant, en direction de l'observateur.</text:p>
      <text:p text:style-name="NormalWeb">De plus, en utilisant la main droite, le pouce pointe dans la direction de l'axe x, l'index pointe dans la direction de l'axe y et le majeur pointe dans la direction de l'axe z.</text:p>
      <text:p text:style-name="NormalWeb">Cette convention est importante car elle détermine la manière dont les coordonnées sont interprétées dans les transformations géométriques. Par exemple, lorsqu'un objet est tourné autour de l'axe z, il tourne dans le sens des aiguilles d'une montre en regardant dans la direction de l'axe z. De même, lorsqu'un objet est déplacé selon l'axe y, il se déplace vers le haut dans la direction de l'axe y.</text:p>
      <text:p text:style-name="NormalWeb">Il est important de noter que d'autres conventions de coordonnées sont également utilisées en informatique graphique, telles que la convention de la main gauche (left-handed), qui est utilisée par certains moteurs de jeu. Dans cette convention, l'axe z est orienté vers l'arrière, en direction opposée à l'observateur.</text:p>
      <text:p text:style-name="NormalWeb">En résumé, la convention de la main droite orthocentrée est l'une des conventions les plus courantes pour les coordonnées 3D en OpenGL. Elle définit l'orientation des axes x, y et z ainsi que la manière dont les transformations géométriques sont interprétées. D'autres conventions de coordonnées peuvent également être utilisées en informatique graphique, telles que la convention de la main gauche.</text:p>
      <text:h text:style-name="Titre1" text:outline-level="1">Conventions : NDC</text:h>
      <text:p text:style-name="NormalWeb">En OpenGL, après la rasterisation, les coordonnées des fragments (pixels) sont généralement converties en coordonnées normalisées de dispositif de l'écran (Normalized Device Coordinates, ou NDC).</text:p>
      <text:p text:style-name="NormalWeb">Les coordonnées NDC sont des coordonnées homogènes qui définissent la position d'un fragment dans l'espace d'écran normalisé. Les coordonnées NDC sont définies par des valeurs comprises entre -1 et 1 pour les coordonnées x, y et z. La coordonnée w est généralement définie à 1 pour les fragments qui se trouvent devant la caméra, et à 0 pour les fragments qui se trouvent derrière la caméra.</text:p>
      <text:p text:style-name="NormalWeb">Il est important de noter que la conversion en coordonnées NDC peut également affecter l'orientation de la main de la convention de coordonnées. En effet, la conversion en NDC peut inverser l'orientation de l'axe z, ce qui entraîne une convention de main gauche (left-handed) pour la scène. Cela signifie que l'axe x est orienté vers la droite, l'axe y est orienté vers le haut et l'axe z est orienté vers l'arrière. Cette convention est couramment utilisée dans les moteurs de jeu, tels que DirectX.</text:p>
      <text:p text:style-name="NormalWeb">En OpenGL, la conversion en coordonnées NDC est effectuée automatiquement par le pipeline graphique, après la transformation des coordonnées des sommets en coordonnées de pixel lors de la rasterisation.</text:p>
      <text:p text:style-name="NormalWeb">Il est important de noter que la conversion en coordonnées NDC peut également être affectée par la configuration du viewport OpenGL, qui détermine la région de l'écran où la sortie est rendue. La conversion en coordonnées NDC est également utilisée pour effectuer des tests de profondeur (z-buffering) et des tests de stencil dans le pipeline graphique.</text:p>
      <text:p text:style-name="NormalWeb">En résumé, la conversion en coordonnées normalisées de dispositif de l'écran (NDC) est une étape importante dans le pipeline graphique d'OpenGL, qui permet de normaliser les coordonnées des fragments pour qu'ils soient indépendants de la taille de l'écran et de la résolution. Les coordonnées NDC sont définies par des valeurs comprises entre -1 et 1 pour les coordonnées x, y et z, et sont utilisées pour appliquer des transformations supplémentaires, telles que la projection perspective ou l'application d'une texture. La conversion en NDC peut également inverser l'orientation de l'axe z, ce qui entraîne une convention de main gauche pour la scène.</text:p>
      <text:p text:style-name="Normal"/>
      <text:h text:style-name="Titre1" text:outline-level="1">Matrices de transformation</text:h>
      <text:p text:style-name="Normal"/>
      <text:p text:style-name="NormalWeb">En OpenGL, les transformations géométriques sont effectuées à l'aide de matrices de transformation 4x4. OpenGL utilise plusieurs matrices de transformation pour définir les différentes transformations appliquées aux objets, à la caméra et aux textures.</text:p>
      <text:p text:style-name="NormalWeb">Les matrices de transformation sont définies à l'aide des fonctions glMatrixMode() et glLoadMatrix(), qui définissent la matrice active et chargent une matrice de transformation dans cette matrice active. Les trois matrices de transformation les plus couramment utilisées en OpenGL sont :</text:p>
      <text:list text:style-name="LFO8" text:continue-numbering="true">
        <text:list-item>
          <text:p text:style-name="P40">La matrice de projection : cette matrice est utilisée pour appliquer une projection perspective à la scène. Elle est définie à l'aide de la fonction glMatrixMode(GL_PROJECTION) et peut être chargée à l'aide de la fonction glLoadMatrix().</text:p>
        </text:list-item>
        <text:list-item>
          <text:p text:style-name="P41">La matrice de vue-modèle (model-view) : cette matrice est utilisée pour définir la position et l'orientation de la caméra virtuelle, ainsi que pour appliquer les transformations géométriques à l'objet à dessiner. Elle est définie à l'aide de la fonction glMatrixMode(GL_MODELVIEW) et peut être chargée à l'aide de la fonction glLoadMatrix().</text:p>
        </text:list-item>
        <text:list-item>
          <text:p text:style-name="P42">La matrice de texture : cette matrice est utilisée pour définir les transformations appliquées aux coordonnées de texture lors de l'application d'une texture à un objet. Elle est définie à l'aide de la fonction glMatrixMode(GL_TEXTURE) et peut être chargée à l'aide de la fonction glLoadMatrix().</text:p>
        </text:list-item>
      </text:list>
      <text:p text:style-name="NormalWeb">L'utilisation de ces matrices de transformation permet de définir des scènes 3D complexes et de réaliser des effets visuels avancés. Les matrices de projection et de vue-modèle sont souvent combinées en une seule matrice modèle-vue-projection (MVP), qui est utilisée pour effectuer les transformations géométriques finales sur les objets avant la rasterisation.</text:p>
      <text:p text:style-name="NormalWeb">En résumé, les matrices de transformation en OpenGL sont définies à l'aide des fonctions glMatrixMode() et glLoadMatrix(). Les trois matrices de transformation les plus couramment utilisées sont la matrice de projection, la matrice de vue-modèle et la matrice de texture. Ces matrices sont utilisées pour définir les différentes transformations appliquées aux objets, à la caméra et aux textures, permettant de réaliser des scènes 3D complexes et des effets visuels avancés.</text:p>
      <text:p text:style-name="NormalWeb">En OpenGL, la fonction glLoadIdentity() est utilisée pour initialiser une matrice de transformation en une matrice identité. Une matrice identité est une matrice carrée dont les éléments diagonaux sont tous égaux à 1, tandis que tous les autres éléments sont égaux à 0.</text:p>
      <text:p text:style-name="NormalWeb">La matrice identité est souvent utilisée comme point de départ pour les transformations géométriques, car elle représente une transformation nulle qui ne modifie pas la position ou l'orientation de l'objet.</text:p>
      <text:p text:style-name="NormalWeb">La fonction glLoadIdentity() permet de charger une matrice identité dans la matrice de transformation active, qui est définie à l'aide de la fonction glMatrixMode(). Cette fonction est souvent utilisée pour réinitialiser la matrice de transformation active à l'état initial avant d'appliquer des transformations géométriques supplémentaires.</text:p>
      <text:p text:style-name="NormalWeb">Par exemple, si nous souhaitons appliquer une transformation de translation à un objet, nous pouvons charger une matrice identité dans la matrice de vue-modèle (GL_MODELVIEW), puis appliquer la transformation de translation à cette matrice. Cela garantit que la transformation de translation est appliquée à partir de la position initiale de l'objet, plutôt que de la position résultante après les transformations précédentes.</text:p>
      <text:p text:style-name="NormalWeb">Il est important de noter que la fonction glLoadIdentity() ne modifie que la matrice de transformation active. Les autres matrices de transformation, telles que la matrice de projection et la matrice de texture, ne sont pas affectées par cette fonction.</text:p>
      <text:p text:style-name="NormalWeb">En résumé, la fonction glLoadIdentity() en OpenGL est utilisée pour initialiser une matrice de transformation en une matrice identité. Cette fonction permet de charger une matrice identité dans la matrice de transformation active, qui est définie à l'aide de la fonction glMatrixMode(). La fonction glLoadIdentity() est souvent utilisée pour réinitialiser la matrice de transformation active à l'état initial avant d'appliquer des transformations géométriques supplémentaires.</text:p>
      <text:h text:style-name="Titre1" text:outline-level="1">Matrices de projection</text:h>
      <text:p text:style-name="NormalWeb">En OpenGL, les matrices de projection sont utilisées pour appliquer des transformations de projection à la scène, ce qui permet de créer des effets de perspective et de profondeur.</text:p>
      <text:p text:style-name="NormalWeb">Deux fonctions couramment utilisées pour définir la matrice de projection sont glOrtho() et gluPerspective().</text:p>
      <text:p text:style-name="NormalWeb">La fonction glOrtho() est utilisée pour définir une projection orthographique, qui projette les objets de la scène de manière égale dans toutes les directions, sans tenir compte de la perspective. Elle prend en entrée les paramètres left, right, bottom, top, near et far, qui définissent les limites de la région de visualisation.</text:p>
      <text:p text:style-name="NormalWeb">La fonction gluPerspective() est utilisée pour définir une projection perspective, qui simule l'effet de la perspective en donnant l'illusion que les objets situés plus loin sont plus petits. Elle prend en entrée les paramètres fovy, aspect, near et far, qui définissent respectivement l'angle de champ de vision vertical, le rapport d'aspect, la distance du plan de projection le plus proche et la distance du plan de projection le plus éloigné.</text:p>
      <text:p text:style-name="NormalWeb">En plus de ces deux fonctions, la fonction gluOrtho2D() est également couramment utilisée pour définir une projection orthographique 2D, qui projette les objets sur un plan en deux dimensions. Cette fonction prend en entrée les paramètres left, right, bottom et top, qui définissent les limites de la région de visualisation en 2D.</text:p>
      <text:p text:style-name="NormalWeb">Il est important de noter que les matrices de projection sont définies dans la matrice de projection active, qui est définie à l'aide de la fonction glMatrixMode(GL_PROJECTION). Les transformations géométriques sont appliquées dans la matrice de vue-modèle active, qui est définie à l'aide de la fonction glMatrixMode(GL_MODELVIEW).</text:p>
      <text:p text:style-name="NormalWeb">En résumé, les matrices de projection en OpenGL sont utilisées pour appliquer des transformations de projection à la scène, créant des effets de perspective et de profondeur. Les fonctions couramment utilisées pour définir la matrice de projection sont glOrtho() pour une projection orthographique, et gluPerspective() pour une projection perspective. La fonction gluOrtho2D() est également couramment utilisée pour une projection orthographique 2D. Les matrices de projection sont définies dans la matrice de projection active, qui est définie à l'aide de la fonction glMatrixMode(GL_PROJECTION).</text:p>
      <text:h text:style-name="Titre1" text:outline-level="1">Matrice de vue</text:h>
      <text:p text:style-name="Normal"/>
      <text:p text:style-name="NormalWeb">En OpenGL, les matrices de vue sont utilisées pour définir la position et l'orientation de la caméra virtuelle dans l'espace 3D. La position de la caméra est définie par la position de l'observateur, le point regardé et l'axe de référence.</text:p>
      <text:p text:style-name="NormalWeb">Une fonction couramment utilisée pour définir la matrice de vue est gluLookAt(). Cette fonction prend en entrée les paramètres eye, center et up, qui définissent respectivement la position de l'observateur, le point vers lequel il est dirigé et l'axe de référence qui définit l'orientation verticale de la caméra.</text:p>
      <text:p text:style-name="NormalWeb">La fonction gluLookAt() calcule la matrice de vue à partir de ces paramètres et charge la matrice résultante dans la matrice de vue-modèle active (GL_MODELVIEW), qui est définie à l'aide de la fonction glMatrixMode().</text:p>
      <text:p text:style-name="NormalWeb">Il est important de noter que la matrice de vue-modèle est utilisée pour appliquer les transformations géométriques à l'objet à dessiner, ainsi que pour définir la position et l'orientation de la caméra virtuelle. La matrice de projection, quant à elle, est utilisée pour définir la projection de la scène sur l'écran.</text:p>
      <text:p text:style-name="NormalWeb">En résumé, les matrices de vue en OpenGL sont utilisées pour définir la position et l'orientation de la caméra virtuelle dans l'espace 3D. La position de la caméra est définie par la position de l'observateur, le point regardé et l'axe de référence. La fonction couramment utilisée pour définir la matrice de vue est gluLookAt(), qui prend en entrée les paramètres eye, center et up. Cette fonction calcule la matrice de vue à partir de ces paramètres et la charge dans la matrice de vue-modèle active (GL_MODELVIEW).</text:p>
      <text:h text:style-name="Titre1" text:outline-level="1">GLU</text:h>
      <text:p text:style-name="Normal"/>
      <text:p text:style-name="NormalWeb">GLU (OpenGL Utility Library) est une bibliothèque d'utilitaires OpenGL qui fournit des fonctions de haut niveau pour simplifier le développement d'applications OpenGL.</text:p>
      <text:p text:style-name="NormalWeb">GLU contient un certain nombre de fonctions utiles pour la création de primitives géométriques, telles que les sphères, les cubes et les cylindres. Il fournit également des fonctions pour la définition de matrices de projection et de vue, telles que gluPerspective() et gluLookAt(), ainsi que des fonctions pour la gestion des textures, telles que gluBuild2DMipmaps().</text:p>
      <text:p text:style-name="NormalWeb">GLU a également une fonction gluErrorString(), qui est utilisée pour convertir les codes d'erreur OpenGL en chaînes de caractères plus compréhensibles pour les développeurs.</text:p>
      <text:p text:style-name="NormalWeb">Cependant, il est important de noter que GLU n'est plus maintenu ou mis à jour depuis OpenGL 3.0, et il est donc recommandé d'utiliser des bibliothèques tierces plus modernes pour les fonctionnalités fournies par GLU.</text:p>
      <text:p text:style-name="NormalWeb">En résumé, GLU est une bibliothèque d'utilitaires OpenGL qui fournit des fonctions de haut niveau pour simplifier le développement d'applications OpenGL. Il contient des fonctions pour la création de primitives géométriques, la définition de matrices de projection et de vue, et la gestion des textures. Cependant, il n'est plus maintenu ou mis à jour depuis OpenGL 3.0 et est remplacé par des bibliothèques tierces plus modernes.</text:p>
      <text:h text:style-name="Titre1" text:outline-level="1">Transformations<text:s/>affines et linéaires</text:h>
      <text:p text:style-name="Normal"/>
      <text:p text:style-name="NormalWeb">En OpenGL, les transformations affines et linéaires sont utilisées pour déplacer, faire pivoter et redimensionner des objets dans l'espace 3D.</text:p>
      <text:p text:style-name="NormalWeb">Les transformations affines sont des transformations linéaires suivies d'une translation, qui préservent les parallèles, les rapports de distances et les barycentres. Les transformations linéaires sont des transformations qui préservent les vecteurs et qui sont représentées par une matrice linéaire.</text:p>
      <text:p text:style-name="NormalWeb">OpenGL fournit des fonctions de transformation couramment utilisées, telles que glTranslate(), glRotate() et glScale(), pour appliquer des transformations affines et linéaires à la matrice de vue-modèle active (GL_MODELVIEW).</text:p>
      <text:p text:style-name="NormalWeb">La fonction glTranslate() est utilisée pour déplacer un objet dans l'espace en ajoutant une translation à la matrice de transformation active. Elle prend en entrée les valeurs x, y et z qui définissent le vecteur de translation.</text:p>
      <text:p text:style-name="NormalWeb">La fonction glRotate() est utilisée pour faire pivoter un objet autour d'un axe donné en ajoutant une rotation à la matrice de transformation active. Elle prend en entrée l'angle de rotation en degrés et les composantes x, y et z de l'axe de rotation.</text:p>
      <text:p text:style-name="NormalWeb">La fonction glScale() est utilisée pour redimensionner un objet en multipliant la matrice de transformation active par une matrice d'échelle. Elle prend en entrée les valeurs x, y et z qui définissent les facteurs d'échelle.</text:p>
      <text:p text:style-name="NormalWeb">Il est important de noter que ces transformations sont appliquées à la matrice de vue-modèle active, qui est définie à l'aide de la fonction glMatrixMode(GL_MODELVIEW). Les transformations géométriques sont accumulées dans la matrice de transformation active, qui est modifiée à chaque appel des fonctions de transformation.</text:p>
      <text:p text:style-name="NormalWeb">En résumé, les transformations affines et linéaires en OpenGL sont utilisées pour déplacer, faire pivoter et redimensionner des objets dans l'espace 3D. OpenGL fournit des fonctions de transformation couramment utilisées, telles que glTranslate(), glRotate() et glScale(), pour appliquer ces transformations à la matrice de vue-modèle active (GL_MODELVIEW). Les transformations sont accumulées dans la matrice de transformation active, qui est modifiée à chaque appel des fonctions de transformation.</text:p>
      <text:p text:style-name="Normal"/>
      <text:p text:style-name="Normal"/>
      <text:p text:style-name="NormalWeb"/>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éo Mesbah</meta:initial-creator>
    <dc:creator>Léo Mesbah</dc:creator>
    <meta:creation-date>2023-03-08T07:12:00Z</meta:creation-date>
    <dc:date>2023-03-08T18:52:00Z</dc:date>
    <meta:template xlink:href="Normal.dotm" xlink:type="simple"/>
    <meta:editing-cycles>4</meta:editing-cycles>
    <meta:editing-duration>PT42000S</meta:editing-duration>
    <meta:document-statistic meta:page-count="1" meta:paragraph-count="66" meta:word-count="5094" meta:character-count="33047" meta:row-count="233" meta:non-whitespace-character-count="28019"/>
  </office:meta>
</office:document-meta>
</file>